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534" draw:master-page-name="Master1-Layout1-title-Diapositive-de-titre" presentation:presentation-page-layout-name="Master1-PPL1" draw:id="Slide-256">
        <draw:frame draw:id="id117" presentation:style-name="a538" draw:name="Titre 1" svg:x="4.33333in" svg:y="0.81482in" svg:width="7.87153in" svg:height="3.98148in" presentation:class="title" presentation:placeholder="false">
          <draw:text-box>
            <text:p text:style-name="a537" text:class-names="" text:cond-style-name=""><text:span text:style-name="a535" text:class-names="">Projet SEO<text:s text:c="1"/></text:span><text:span text:style-name="a536" text:class-names=""><text:line-break/><text:line-break/>avec</text:span></text:p>
          </draw:text-box>
          <svg:title/>
          <svg:desc/>
        </draw:frame>
        <draw:frame draw:id="id118" presentation:style-name="a542" draw:name="Sous-titre 2" svg:x="4.33333in" svg:y="4.79629in" svg:width="7.87153in" svg:height="1.53704in" presentation:class="subtitle" presentation:placeholder="false">
          <draw:text-box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Rapport sur le projet</text:span></text:p>
                  </text:list-item>
                </text:list>
              </text:list-item>
            </text:list>
          </draw:text-box>
          <svg:title/>
          <svg:desc/>
        </draw:frame>
        <draw:frame draw:id="id119" draw:style-name="a543" draw:name="Image 4" svg:x="7.07889in" svg:y="3.4176in" svg:width="2.3804in" svg:height="1.05018in" style:rel-width="scale" style:rel-height="scale">
          <draw:image xlink:href="media/image1.jpg" xlink:type="simple" xlink:show="embed" xlink:actuate="onLoad"/>
          <svg:title/>
          <svg:desc/>
        </draw:frame>
        <draw:frame draw:id="id120" draw:style-name="a544" draw:name="Image 6" svg:x="6.32407in" svg:y="1.66278in" svg:width="3.89815in" svg:height="0.80957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re et contenu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Titre de section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Deux contenus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a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re seul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Vide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u avec légende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Image avec légende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Image panoramique avec légende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re et légende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Citation avec légende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Carte nom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Carte nom citation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Vrai ou faux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re et texte vertical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Titre vertical et texte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7d2b8d" svg:stroke-opacity="100%" svg:stroke-linecap="round"/>
    </style:default-style>
    <draw:fill-image draw:name="a388" xlink:href="media/image3.jpeg" xlink:show="embed" xlink:actuate="onLoad"/>
    <draw:fill-image draw:name="a440" xlink:href="media/image3.jpeg" xlink:show="embed" xlink:actuate="onLoad"/>
    <draw:fill-image draw:name="a336" xlink:href="media/image3.jpeg" xlink:show="embed" xlink:actuate="onLoad"/>
    <draw:fill-image draw:name="a499" xlink:href="media/image3.jpeg" xlink:show="embed" xlink:actuate="onLoad"/>
    <draw:fill-image draw:name="a409" xlink:href="media/image3.jpeg" xlink:show="embed" xlink:actuate="onLoad"/>
    <draw:fill-image draw:name="a109" xlink:href="media/image3.jpeg" xlink:show="embed" xlink:actuate="onLoad"/>
    <draw:fill-image draw:name="a218" xlink:href="media/image3.jpeg" xlink:show="embed" xlink:actuate="onLoad"/>
    <draw:fill-image draw:name="a54" xlink:href="media/image3.jpeg" xlink:show="embed" xlink:actuate="onLoad"/>
    <draw:fill-image draw:name="a311" xlink:href="media/image3.jpeg" xlink:show="embed" xlink:actuate="onLoad"/>
    <draw:fill-image draw:name="a0" xlink:href="media/image3.jpeg" xlink:show="embed" xlink:actuate="onLoad"/>
    <draw:fill-image draw:name="a248" xlink:href="media/image3.jpeg" xlink:show="embed" xlink:actuate="onLoad"/>
    <draw:fill-image draw:name="a160" xlink:href="media/image3.jpeg" xlink:show="embed" xlink:actuate="onLoad"/>
    <draw:fill-image draw:name="a286" xlink:href="media/image3.jpeg" xlink:show="embed" xlink:actuate="onLoad"/>
    <draw:fill-image draw:name="a357" xlink:href="media/image3.jpeg" xlink:show="embed" xlink:actuate="onLoad"/>
    <draw:fill-image draw:name="a533" xlink:href="media/image3.jpeg" xlink:show="embed" xlink:actuate="onLoad"/>
    <draw:fill-image draw:name="a465" xlink:href="media/image3.jpeg" xlink:show="embed" xlink:actuate="onLoad"/>
    <draw:fill-image draw:name="a235" xlink:href="media/image3.jpeg" xlink:show="embed" xlink:actuate="onLoad"/>
    <draw:fill-image draw:name="a88" xlink:href="media/image3.jpeg" xlink:show="embed" xlink:actuate="onLoad"/>
    <draw:fill-image draw:name="a33" xlink:href="media/image3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draw:stroke="non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draw:stroke="non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bitmap" draw:fill-image-name="a2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graphic" style:name="a288" style:parent-style-name="Graphics">
      <style:graphic-properties draw:fill="none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bitmap" draw:fill-image-name="a4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text" style:name="a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éleste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11/2021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draw:style-name="a35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TitleHD.png</svg:desc>
      </draw:frame>
      <draw:frame draw:id="id6" presentation:style-name="a39" draw:name="Title 1" svg:x="4.33333in" svg:y="2.14815in" svg:width="7.87153in" svg:height="2.64815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7" presentation:style-name="a43" draw:name="Subtitle 2" svg:x="4.33333in" svg:y="4.79629in" svg:width="7.87153in" svg:height="1.53704in" presentation:class="subtitle" presentation:placeholder="false">
        <draw:text-box>
          <text:p text:style-name="a42" text:class-names="" text:cond-style-name=""><text:span text:style-name="a40" text:class-names="">Modifiez le style des sous-titres du masque</text:span><text:span text:style-name="a41" text:class-names=""/></text:p>
        </draw:text-box>
        <svg:title/>
        <svg:desc/>
      </draw:frame>
      <draw:frame draw:id="id8" presentation:style-name="a47" draw:name="Date Placeholder 3" svg:x="9.76876in" svg:y="6.42014in" svg:width="1.75in" svg:height="0.4131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1/11/2021</text:date></text:span></text:p>
        </draw:text-box>
        <svg:title/>
        <svg:desc/>
      </draw:frame>
      <draw:frame draw:id="id9" presentation:style-name="a50" draw:name="Footer Placeholder 4" svg:x="4.33333in" svg:y="6.42014in" svg:width="5.3521in" svg:height="0.4131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1.6021in" svg:y="6.42014in" svg:width="0.60276in" svg:height="0.4131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1" draw:style-name="a56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2" presentation:style-name="a60" draw:name="Title 1" svg:x="0.75in" svg:y="0.66667in" svg:width="11.07986in" svg:height="1.59259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3" presentation:style-name="a77" draw:name="Content Placeholder 2" svg:x="0.75in" svg:y="2.34259in" svg:width="11.07986in" svg:height="3.99074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quez pour 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Date Placeholder 3" svg:x="9.39377in" svg:y="6.42014in" svg:width="1.75in" svg:height="0.41319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1/11/2021</text:date></text:span></text:p>
        </draw:text-box>
        <svg:title/>
        <svg:desc/>
      </draw:frame>
      <draw:frame draw:id="id15" presentation:style-name="a84" draw:name="Footer Placeholder 4" svg:x="0.75in" svg:y="6.42014in" svg:width="8.56043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2271in" svg:y="6.42014in" svg:width="0.60276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7" draw:style-name="a90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8" presentation:style-name="a94" draw:name="Title 1" svg:x="0.75in" svg:y="3.61831in" svg:width="11.07986in" svg:height="1.6063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19" presentation:style-name="a98" draw:name="Text Placeholder 2" svg:x="0.75in" svg:y="5.22461in" svg:width="11.07986in" svg:height="0.94094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quez pour modifier les styles du texte du masque</text:span></text:p>
            </text:list-item>
          </text:list>
        </draw:text-box>
        <svg:title/>
        <svg:desc/>
      </draw:frame>
      <draw:frame draw:id="id20" presentation:style-name="a102" draw:name="Date Placeholder 3" svg:x="9.39377in" svg:y="6.42014in" svg:width="1.75in" svg:height="0.41319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11/11/2021</text:date></text:span></text:p>
        </draw:text-box>
        <svg:title/>
        <svg:desc/>
      </draw:frame>
      <draw:frame draw:id="id21" presentation:style-name="a105" draw:name="Footer Placeholder 4" svg:x="0.75in" svg:y="6.42014in" svg:width="8.56043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8" draw:name="Slide Number Placeholder 5" svg:x="11.2271in" svg:y="6.42014in" svg:width="0.60276in" svg:height="0.41319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3" draw:style-name="a111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59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25" presentation:style-name="a132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Content Placeholder 3" svg:x="6.3669in" svg:y="2.34259in" svg:width="5.46296in" svg:height="3.9907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4" svg:x="9.39377in" svg:y="6.42014in" svg:width="1.75in" svg:height="0.41319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1/11/2021</text:date></text:span></text:p>
        </draw:text-box>
        <svg:title/>
        <svg:desc/>
      </draw:frame>
      <draw:frame draw:id="id28" presentation:style-name="a156" draw:name="Footer Placeholder 5" svg:x="0.75in" svg:y="6.42014in" svg:width="8.56043in" svg:height="0.4131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6" svg:x="11.2271in" svg:y="6.42014in" svg:width="0.60276in" svg:height="0.41319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30" presentation:style-name="a165" draw:name="Title 1" svg:x="0.75in" svg:y="0.66667in" svg:width="11.07986in" svg:height="1.59259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31" presentation:style-name="a169" draw:name="Text Placeholder 2" svg:x="1.06482in" svg:y="2.42593in" svg:width="5.14988in" svg:height="0.630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186" draw:name="Content Placeholder 3" svg:x="0.75in" svg:y="3.13889in" svg:width="5.4647in" svg:height="3.1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name="Text Placeholder 4" svg:x="6.66667in" svg:y="2.43519in" svg:width="5.16493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07" draw:name="Content Placeholder 5" svg:x="6.36864in" svg:y="3.13889in" svg:width="5.46296in" svg:height="3.1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Date Placeholder 6" svg:x="9.39377in" svg:y="6.42014in" svg:width="1.75in" svg:height="0.41319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1/11/2021</text:date></text:span></text:p>
        </draw:text-box>
        <svg:title/>
        <svg:desc/>
      </draw:frame>
      <draw:frame draw:id="id36" presentation:style-name="a214" draw:name="Footer Placeholder 7" svg:x="0.75in" svg:y="6.42014in" svg:width="8.56043in" svg:height="0.41319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7" presentation:style-name="a217" draw:name="Slide Number Placeholder 8" svg:x="11.2271in" svg:y="6.42014in" svg:width="0.60276in" svg:height="0.41319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38" draw:style-name="a220" draw:name="Picture 5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39" presentation:style-name="a224" draw:name="Title 1" svg:x="0.75in" svg:y="0.66667in" svg:width="11.07986in" svg:height="1.59259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40" presentation:style-name="a228" draw:name="Date Placeholder 2" svg:x="9.39377in" svg:y="6.42014in" svg:width="1.75in" svg:height="0.41319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11/11/2021</text:date></text:span></text:p>
        </draw:text-box>
        <svg:title/>
        <svg:desc/>
      </draw:frame>
      <draw:frame draw:id="id41" presentation:style-name="a231" draw:name="Footer Placeholder 3" svg:x="0.75in" svg:y="6.42014in" svg:width="8.56043in" svg:height="0.41319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2" presentation:style-name="a234" draw:name="Slide Number Placeholder 4" svg:x="11.2271in" svg:y="6.42014in" svg:width="0.60276in" svg:height="0.41319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7-blank-Vide" style:page-layout-name="pageLayout1" draw:style-name="a236">
      <draw:frame draw:id="id43" draw:style-name="a237" draw:name="Picture 4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44" presentation:style-name="a241" draw:name="Date Placeholder 1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1/11/2021</text:date></text:span></text:p>
        </draw:text-box>
        <svg:title/>
        <svg:desc/>
      </draw:frame>
      <draw:frame draw:id="id45" presentation:style-name="a244" draw:name="Footer Placeholder 2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6" presentation:style-name="a247" draw:name="Slide Number Placeholder 3" svg:x="11.2271in" svg:y="6.42014in" svg:width="0.60276in" svg:height="0.41319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9">
      <draw:frame draw:id="id47" draw:style-name="a250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48" presentation:style-name="a254" draw:name="Title 1" svg:x="0.75in" svg:y="2.26852in" svg:width="4.02546in" svg:height="1.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279" draw:name="Date Placeholder 4" svg:x="9.39377in" svg:y="6.42014in" svg:width="1.75in" svg:height="0.41319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1/11/2021</text:date></text:span></text:p>
        </draw:text-box>
        <svg:title/>
        <svg:desc/>
      </draw:frame>
      <draw:frame draw:id="id52" presentation:style-name="a282" draw:name="Footer Placeholder 5" svg:x="0.75in" svg:y="6.42014in" svg:width="8.56043in" svg:height="0.4131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11.2271in" svg:y="6.42014in" svg:width="0.60276in" svg:height="0.4131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7">
      <draw:frame draw:id="id54" draw:style-name="a288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55" presentation:style-name="a292" draw:name="Title 1" svg:x="0.75in" svg:y="1.75in" svg:width="6.74175in" svg:height="1.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04" draw:name="Date Placeholder 4" svg:x="9.39377in" svg:y="6.42014in" svg:width="1.75in" svg:height="0.4131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1/11/2021</text:date></text:span></text:p>
        </draw:text-box>
        <svg:title/>
        <svg:desc/>
      </draw:frame>
      <draw:frame draw:id="id59" presentation:style-name="a307" draw:name="Footer Placeholder 5" svg:x="0.75in" svg:y="6.42014in" svg:width="8.56043in" svg:height="0.4131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0" presentation:style-name="a310" draw:name="Slide Number Placeholder 6" svg:x="11.2271in" svg:y="6.42014in" svg:width="0.60276in" svg:height="0.4131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12">
      <draw:frame draw:id="id61" draw:style-name="a313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62" presentation:style-name="a317" draw:name="Title 1" svg:x="0.75in" svg:y="5.17592in" svg:width="11.07986in" svg:height="0.61979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8" text:class-names="">Cliquez sur l'icône pour ajouter une image</text:span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329" draw:name="Date Placeholder 4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1/11/2021</text:date></text:span></text:p>
        </draw:text-box>
        <svg:title/>
        <svg:desc/>
      </draw:frame>
      <draw:frame draw:id="id66" presentation:style-name="a332" draw:name="Footer Placeholder 5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5" draw:name="Slide Number Placeholder 6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37">
      <draw:frame draw:id="id68" draw:style-name="a338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69" presentation:style-name="a342" draw:name="Title 1" svg:x="0.75in" svg:y="0.66667in" svg:width="11.07986in" svg:height="3.4166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70" presentation:style-name="a346" draw:name="Text Placeholder 2" svg:x="0.75in" svg:y="4.75in" svg:width="11.07986in" svg:height="1.5833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350" draw:name="Date Placeholder 3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1/11/2021</text:date></text:span></text:p>
        </draw:text-box>
        <svg:title/>
        <svg:desc/>
      </draw:frame>
      <draw:frame draw:id="id72" presentation:style-name="a353" draw:name="Footer Placeholder 4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3" presentation:style-name="a356" draw:name="Slide Number Placeholder 5" svg:x="11.2271in" svg:y="6.42014in" svg:width="0.60276in" svg:height="0.4131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58">
      <draw:frame draw:id="id74" draw:style-name="a359" draw:name="Picture 15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75" draw:style-name="a362" draw:name="TextBox 14" svg:x="11.19627in" svg:y="3in" svg:width="0.66667in" svg:height="0.63952in">
        <draw:text-box>
          <text:p text:style-name="a361" text:class-names="" text:cond-style-name=""><text:span text:style-name="a360" text:class-names="">”</text:span></text:p>
        </draw:text-box>
        <svg:title/>
        <svg:desc/>
      </draw:frame>
      <draw:frame draw:id="id76" draw:style-name="a365" draw:name="TextBox 10" svg:x="0.53398in" svg:y="0.90041in" svg:width="0.66667in" svg:height="0.63952in">
        <draw:text-box>
          <text:p text:style-name="a364" text:class-names="" text:cond-style-name=""><text:span text:style-name="a363" text:class-names="">“</text:span></text:p>
        </draw:text-box>
        <svg:title/>
        <svg:desc/>
      </draw:frame>
      <draw:frame draw:id="id77" presentation:style-name="a369" draw:name="Title 1" svg:x="1.08516in" svg:y="0.66667in" svg:width="10.44444in" svg:height="3in" presentation:class="title" presentation:placeholder="false">
        <draw:text-box>
          <text:p text:style-name="a368" text:class-names="" text:cond-style-name=""><text:span text:style-name="a366" text:class-names="">Modifiez le style du titre</text:span><text:span text:style-name="a367" text:class-names=""/></text:p>
        </draw:text-box>
        <svg:title/>
        <svg:desc/>
      </draw:frame>
      <draw:frame draw:id="id78" presentation:style-name="a373" draw:name="Text Placeholder 9" svg:x="1.20065in" svg:y="3.66667in" svg:width="10.21346in" svg:height="0.4166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quez pour modifier les styles du texte du masque</text:span></text:p>
            </text:list-item>
          </text:list>
        </draw:text-box>
        <svg:title/>
        <svg:desc/>
      </draw:frame>
      <draw:frame draw:id="id79" presentation:style-name="a377" draw:name="Text Placeholder 2" svg:x="0.75182in" svg:y="4.75in" svg:width="11.10276in" svg:height="1.58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quez pour modifier les styles du texte du masque</text:span></text:p>
            </text:list-item>
          </text:list>
        </draw:text-box>
        <svg:title/>
        <svg:desc/>
      </draw:frame>
      <draw:frame draw:id="id80" presentation:style-name="a381" draw:name="Date Placeholder 3" svg:x="9.39377in" svg:y="6.42014in" svg:width="1.75in" svg:height="0.41319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11/11/2021</text:date></text:span></text:p>
        </draw:text-box>
        <svg:title/>
        <svg:desc/>
      </draw:frame>
      <draw:frame draw:id="id81" presentation:style-name="a384" draw:name="Footer Placeholder 4" svg:x="0.75in" svg:y="6.42014in" svg:width="8.56043in" svg:height="0.41319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7" draw:name="Slide Number Placeholder 5" svg:x="11.2271in" svg:y="6.42014in" svg:width="0.60276in" svg:height="0.41319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3-cust-Carte-nom" style:page-layout-name="pageLayout1" draw:style-name="a389">
      <draw:frame draw:id="id83" draw:style-name="a390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84" presentation:style-name="a394" draw:name="Title 1" svg:x="0.75in" svg:y="3.61831in" svg:width="11.07986in" svg:height="1.6063in" presentation:class="title" presentation:placeholder="false">
        <draw:text-box>
          <text:p text:style-name="a393" text:class-names="" text:cond-style-name=""><text:span text:style-name="a391" text:class-names="">Modifiez le style du titre</text:span><text:span text:style-name="a392" text:class-names=""/></text:p>
        </draw:text-box>
        <svg:title/>
        <svg:desc/>
      </draw:frame>
      <draw:frame draw:id="id85" presentation:style-name="a398" draw:name="Text Placeholder 2" svg:x="0.75in" svg:y="5.22461in" svg:width="11.07986in" svg:height="0.94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02" draw:name="Date Placeholder 3" svg:x="9.39377in" svg:y="6.42014in" svg:width="1.75in" svg:height="0.41319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1/11/2021</text:date></text:span></text:p>
        </draw:text-box>
        <svg:title/>
        <svg:desc/>
      </draw:frame>
      <draw:frame draw:id="id87" presentation:style-name="a405" draw:name="Footer Placeholder 4" svg:x="0.75in" svg:y="6.42014in" svg:width="8.56043in" svg:height="0.41319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88" presentation:style-name="a408" draw:name="Slide Number Placeholder 5" svg:x="11.2271in" svg:y="6.42014in" svg:width="0.60276in" svg:height="0.41319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4-cust-Carte-nom-citation" style:page-layout-name="pageLayout1" draw:style-name="a410">
      <draw:frame draw:id="id89" draw:style-name="a411" draw:name="Picture 10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90" draw:style-name="a414" draw:name="TextBox 12" svg:x="11.19627in" svg:y="3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  <draw:frame draw:id="id91" draw:style-name="a417" draw:name="TextBox 13" svg:x="0.53398in" svg:y="0.90041in" svg:width="0.66667in" svg:height="0.63952in">
        <draw:text-box>
          <text:p text:style-name="a416" text:class-names="" text:cond-style-name=""><text:span text:style-name="a415" text:class-names="">“</text:span></text:p>
        </draw:text-box>
        <svg:title/>
        <svg:desc/>
      </draw:frame>
      <draw:frame draw:id="id92" presentation:style-name="a421" draw:name="Title 1" svg:x="1.08516in" svg:y="0.66667in" svg:width="10.44444in" svg:height="3in" presentation:class="title" presentation:placeholder="false">
        <draw:text-box>
          <text:p text:style-name="a420" text:class-names="" text:cond-style-name=""><text:span text:style-name="a418" text:class-names="">Modifiez le style du titre</text:span><text:span text:style-name="a419" text:class-names=""/></text:p>
        </draw:text-box>
        <svg:title/>
        <svg:desc/>
      </draw:frame>
      <draw:frame draw:id="id93" presentation:style-name="a425" draw:name="Text Placeholder 9" svg:x="0.75in" svg:y="4.25in" svg:width="11.08425in" svg:height="0.97222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429" draw:name="Text Placeholder 2" svg:x="0.75in" svg:y="5.22222in" svg:width="11.08425in" svg:height="1.1111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quez pour modifier les styles du texte du masque</text:span></text:p>
            </text:list-item>
          </text:list>
        </draw:text-box>
        <svg:title/>
        <svg:desc/>
      </draw:frame>
      <draw:frame draw:id="id95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11/11/2021</text:date></text:span></text:p>
        </draw:text-box>
        <svg:title/>
        <svg:desc/>
      </draw:frame>
      <draw:frame draw:id="id96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7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5-cust-Vrai-ou-faux" style:page-layout-name="pageLayout1" draw:style-name="a441">
      <draw:frame draw:id="id98" draw:style-name="a442" draw:name="Picture 7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99" presentation:style-name="a446" draw:name="Title 1" svg:x="0.75in" svg:y="0.66667in" svg:width="11.07986in" svg:height="3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00" presentation:style-name="a450" draw:name="Text Placeholder 9" svg:x="0.75in" svg:y="3.83333in" svg:width="11.07986in" svg:height="0.9166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54" draw:name="Text Placeholder 2" svg:x="0.75in" svg:y="4.75in" svg:width="11.07986in" svg:height="1.5833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quez pour modifier les styles du texte du masque</text:span></text:p>
            </text:list-item>
          </text:list>
        </draw:text-box>
        <svg:title/>
        <svg:desc/>
      </draw:frame>
      <draw:frame draw:id="id102" presentation:style-name="a458" draw:name="Date Placeholder 3" svg:x="9.39377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1/11/2021</text:date></text:span></text:p>
        </draw:text-box>
        <svg:title/>
        <svg:desc/>
      </draw:frame>
      <draw:frame draw:id="id103" presentation:style-name="a461" draw:name="Footer Placeholder 4" svg:x="0.75in" svg:y="6.42014in" svg:width="8.56043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04" presentation:style-name="a464" draw:name="Slide Number Placeholder 5" svg:x="11.2271in" svg:y="6.42014in" svg:width="0.60276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466">
      <draw:frame draw:id="id105" draw:style-name="a467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06" presentation:style-name="a484" draw:name="Vertical Text Placeholder 2" svg:x="0.75in" svg:y="2.34259in" svg:width="11.07986in" svg:height="3.99074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quez pour modifier les styles du texte du masque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88" draw:name="Date Placeholder 3" svg:x="9.39377in" svg:y="6.42014in" svg:width="1.75in" svg:height="0.41319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1/11/2021</text:date></text:span></text:p>
        </draw:text-box>
        <svg:title/>
        <svg:desc/>
      </draw:frame>
      <draw:frame draw:id="id108" presentation:style-name="a491" draw:name="Footer Placeholder 4" svg:x="0.75in" svg:y="6.42014in" svg:width="8.56043in" svg:height="0.41319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09" presentation:style-name="a494" draw:name="Slide Number Placeholder 5" svg:x="11.2271in" svg:y="6.42014in" svg:width="0.60276in" svg:height="0.41319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N°›</text:page-number></text:span></text:p>
        </draw:text-box>
        <svg:title/>
        <svg:desc/>
      </draw:frame>
      <draw:frame draw:id="id110" presentation:style-name="a498" draw:name="Title 1" svg:x="0.75in" svg:y="0.66667in" svg:width="11.07986in" svg:height="1.59259in" presentation:class="title" presentation:placeholder="false">
        <draw:text-box>
          <text:p text:style-name="a497" text:class-names="" text:cond-style-name=""><text:span text:style-name="a495" text:class-names="">Modifiez le style du titre</text:span><text:span text:style-name="a496" text:class-names=""/></text:p>
        </draw:text-box>
        <svg:title/>
        <svg:desc/>
      </draw:frame>
    </style:master-page>
    <style:master-page style:name="Master1-Layout17-vertTitleAndTx-Titre-vertical-et-texte" style:page-layout-name="pageLayout1" draw:style-name="a500">
      <draw:frame draw:id="id111" draw:style-name="a501" draw:name="Picture 6" svg:x="0in" svg:y="0in" svg:width="13.32986in" svg:height="7.49805in" style:rel-width="scale" style:rel-height="scale">
        <draw:image xlink:href="media/image5.png" xlink:type="simple" xlink:show="embed" xlink:actuate="onLoad"/>
        <svg:title/>
        <svg:desc>Celestia-R1---OverlayContentHD.png</svg:desc>
      </draw:frame>
      <draw:frame draw:id="id112" presentation:style-name="a505" draw:name="Vertical Title 1" svg:x="9.46924in" svg:y="0.66667in" svg:width="2.36062in" svg:height="5.66667in" presentation:class="title" presentation:placeholder="false">
        <draw:text-box>
          <text:p text:style-name="a504" text:class-names="" text:cond-style-name=""><text:span text:style-name="a502" text:class-names="">Modifiez le style du titre</text:span><text:span text:style-name="a503" text:class-names=""/></text:p>
        </draw:text-box>
        <svg:title/>
        <svg:desc/>
      </draw:frame>
      <draw:frame draw:id="id113" presentation:style-name="a522" draw:name="Vertical Text Placeholder 2" svg:x="0.75in" svg:y="0.66667in" svg:width="8.56531in" svg:height="5.66667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quez pour modifier les styles du texte du masque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Deuxième niveau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Cinquième niveau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6" draw:name="Date Placeholder 3" svg:x="9.39377in" svg:y="6.42014in" svg:width="1.75in" svg:height="0.41319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11/11/2021</text:date></text:span></text:p>
        </draw:text-box>
        <svg:title/>
        <svg:desc/>
      </draw:frame>
      <draw:frame draw:id="id115" presentation:style-name="a529" draw:name="Footer Placeholder 4" svg:x="0.75in" svg:y="6.42014in" svg:width="8.56043in" svg:height="0.41319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6" presentation:style-name="a532" draw:name="Slide Number Placeholder 5" svg:x="11.2271in" svg:y="6.42014in" svg:width="0.60276in" svg:height="0.4131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>‹N°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4   avec</dc:title>
    <meta:initial-creator>Greg VENET</meta:initial-creator>
    <dc:creator>Greg VENET</dc:creator>
    <meta:creation-date>2021-11-11T13:02:24Z</meta:creation-date>
    <dc:date>2021-11-12T09:01:33Z</dc:date>
    <meta:template xlink:href="TM03457452%5b%5bfn=Céleste%5d%5d" xlink:type="simple"/>
    <meta:editing-cycles>2</meta:editing-cycles>
    <meta:editing-duration>PT35903S</meta:editing-duration>
    <meta:document-statistic meta:paragraph-count="2" meta:word-count="9"/>
  </office:meta>
</office:document-meta>
</file>